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F0000019A374288594DEAF2FB.png" manifest:media-type="image/png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8.068cm" fo:min-width="5.818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3.39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3.744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8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551cm" svg:height="4cm" svg:x="3.5cm" svg:y="7cm">
          <draw:image xlink:href="Pictures/100002010000009F0000019A374288594DEAF2FB.png" xlink:type="simple" xlink:show="embed" xlink:actuate="onLoad">
            <text:p/>
          </draw:image>
        </draw:frame>
        <draw:frame draw:style-name="gr1" draw:text-style-name="P1" xml:id="id5" draw:id="id5" draw:layer="layout" svg:width="1.551cm" svg:height="4cm" svg:x="3.5cm" svg:y="18cm">
          <draw:image xlink:href="Pictures/100002010000009F0000019A374288594DEAF2FB.png" xlink:type="simple" xlink:show="embed" xlink:actuate="onLoad">
            <text:p/>
          </draw:image>
        </draw:frame>
        <draw:custom-shape draw:style-name="gr2" draw:text-style-name="P1" draw:layer="layout" svg:width="7cm" svg:height="19cm" svg:x="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8" draw:id="id8" draw:layer="layout" svg:width="1.551cm" svg:height="4cm" svg:x="16.449cm" svg:y="11.5cm">
          <draw:image xlink:href="Pictures/100002010000009F0000019A374288594DEAF2FB.png" xlink:type="simple" xlink:show="embed" xlink:actuate="onLoad">
            <text:p/>
          </draw:image>
        </draw:frame>
        <draw:frame draw:style-name="gr3" draw:text-style-name="P2" xml:id="id7" draw:id="id7" draw:layer="layout" svg:width="2.5cm" svg:height="1cm" svg:x="3cm" svg:y="11.5cm">
          <draw:text-box>
            <text:p text:style-name="P1">User</text:p>
          </draw:text-box>
        </draw:frame>
        <draw:frame draw:style-name="gr4" draw:text-style-name="P3" draw:layer="layout" svg:width="2.5cm" svg:height="1.675cm" svg:x="3cm" svg:y="22.325cm">
          <draw:text-box>
            <text:p>Admin</text:p>
          </draw:text-box>
        </draw:frame>
        <draw:frame draw:style-name="gr4" draw:text-style-name="P2" draw:layer="layout" svg:width="4cm" svg:height="1.675cm" svg:x="15.5cm" svg:y="15.825cm">
          <draw:text-box>
            <text:p text:style-name="P1"><text:s/>Base Case</text:p>
          </draw:text-box>
        </draw:frame>
        <draw:custom-shape draw:style-name="gr5" draw:text-style-name="P4" xml:id="id1" draw:id="id1" draw:layer="layout" svg:width="5.5cm" svg:height="1.5cm" svg:x="7.5cm" svg:y="6cm">
          <text:p text:style-name="P4"><text:span text:style-name="T1">Request a correc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xml:id="id3" draw:id="id3" draw:layer="layout" svg:width="6cm" svg:height="1.5cm" svg:x="7.5cm" svg:y="10cm">
          <text:p text:style-name="P1"><text:span text:style-name="T1">Propose a corr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6cm" svg:height="1.5cm" svg:x="7.5cm" svg:y="14.5cm">
          <text:p text:style-name="P1"><text:span text:style-name="T1">Validate a corr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6cm" svg:height="1.5cm" svg:x="7.5cm" svg:y="19cm">
          <text:p text:style-name="P1"><text:span text:style-name="T1">Edit a corr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7.5cm" svg:y1="6.75cm" svg:x2="5.051cm" svg:y2="9cm" draw:start-shape="id1" draw:start-glue-point="6" draw:end-shape="id2" draw:end-glue-point="1" svg:d="M7500 6750l-2449 2250" svg:viewBox="0 0 2450 2251">
          <text:p/>
        </draw:connector>
        <draw:connector draw:style-name="gr7" draw:text-style-name="P5" draw:layer="layout" draw:type="line" svg:x1="7.5cm" svg:y1="10.75cm" svg:x2="5.051cm" svg:y2="9cm" draw:start-shape="id3" draw:start-glue-point="6" draw:end-shape="id2" draw:end-glue-point="1" svg:d="M7500 10750l-2449-1750" svg:viewBox="0 0 2450 1751">
          <text:p/>
        </draw:connector>
        <draw:connector draw:style-name="gr7" draw:text-style-name="P5" draw:layer="layout" draw:type="line" svg:x1="7.5cm" svg:y1="15.25cm" svg:x2="5.051cm" svg:y2="20cm" draw:start-shape="id4" draw:start-glue-point="6" draw:end-shape="id5" draw:end-glue-point="1" svg:d="M7500 15250l-2449 4750" svg:viewBox="0 0 2450 4751">
          <text:p/>
        </draw:connector>
        <draw:connector draw:style-name="gr7" draw:text-style-name="P5" draw:layer="layout" draw:type="line" svg:x1="7.5cm" svg:y1="19.75cm" svg:x2="5.051cm" svg:y2="20cm" draw:start-shape="id6" draw:start-glue-point="6" draw:end-shape="id5" draw:end-glue-point="1" svg:d="M7500 19750l-2449 250" svg:viewBox="0 0 2450 251">
          <text:p/>
        </draw:connector>
        <draw:connector draw:style-name="gr8" draw:text-style-name="P5" draw:layer="layout" draw:type="line" svg:x1="4.275cm" svg:y1="18cm" svg:x2="4.25cm" svg:y2="12.5cm" draw:start-shape="id5" draw:start-glue-point="0" draw:end-shape="id7" svg:d="M4275 18000l-25-5500" svg:viewBox="0 0 26 5501">
          <text:p/>
        </draw:connector>
        <draw:frame draw:style-name="gr9" draw:text-style-name="P2" draw:layer="layout" svg:width="4cm" svg:height="0.963cm" svg:x="8.5cm" svg:y="3.963cm">
          <draw:text-box>
            <text:p text:style-name="P1">Application</text:p>
          </draw:text-box>
        </draw:frame>
        <draw:connector draw:style-name="gr7" draw:text-style-name="P5" draw:layer="layout" draw:type="line" svg:x1="13cm" svg:y1="6.75cm" svg:x2="16.449cm" svg:y2="13.5cm" draw:start-shape="id1" draw:start-glue-point="10" draw:end-shape="id8" draw:end-glue-point="3" svg:d="M13000 6750l3449 6750" svg:viewBox="0 0 3450 6751">
          <text:p/>
        </draw:connector>
        <draw:connector draw:style-name="gr7" draw:text-style-name="P5" draw:layer="layout" draw:type="line" svg:x1="13.5cm" svg:y1="10.75cm" svg:x2="16.449cm" svg:y2="13.5cm" draw:start-shape="id3" draw:start-glue-point="10" draw:end-shape="id8" draw:end-glue-point="3" svg:d="M13500 10750l2949 2750" svg:viewBox="0 0 2950 2751">
          <text:p/>
        </draw:connector>
        <draw:connector draw:style-name="gr7" draw:text-style-name="P5" draw:layer="layout" draw:type="line" svg:x1="13.5cm" svg:y1="15.25cm" svg:x2="16.449cm" svg:y2="13.5cm" draw:start-shape="id4" draw:start-glue-point="10" draw:end-shape="id8" draw:end-glue-point="3" svg:d="M13500 15250l2949-1750" svg:viewBox="0 0 2950 1751">
          <text:p/>
        </draw:connector>
        <draw:connector draw:style-name="gr7" draw:text-style-name="P5" draw:layer="layout" draw:type="line" svg:x1="13.5cm" svg:y1="19.75cm" svg:x2="16.449cm" svg:y2="13.5cm" draw:start-shape="id6" draw:start-glue-point="10" draw:end-shape="id8" draw:end-glue-point="3" svg:d="M13500 19750l2949-6250" svg:viewBox="0 0 2950 6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5M48S</meta:editing-duration>
    <meta:editing-cycles>4</meta:editing-cycles>
    <meta:generator>LibreOffice/5.0.6.3$Windows_x86 LibreOffice_project/490fc03b25318460cfc54456516ea2519c11d1aa</meta:generator>
    <dc:date>2018-04-24T11:02:53.615000000</dc:date>
    <meta:document-statistic meta:object-count="21"/>
  </office:meta>
</office:document-meta>
</file>